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T</mi>
        <mprescripts/>
        <mn>2</mn>
        <mn>1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2</mn>
                      </msub>
                    </mrow>
                    <mo fence="true" stretchy="false">)</mo>
                  </mrow>
                </mrow>
              </mtd>
              <mtd>
                <msub>
                  <mi>l</mi>
                  <mn>1</mn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T lsup { 1 } lsub { 2 } = left [ matrix { cos(%alpha_{2}) # 0 # sen(%alpha_{2}) # 0 ## 0 # 1 # 0 # 0 ## -sen(%alpha_{2}) # 0 # cos(%alpha_{2}) # l_{1} ## 0 # 0 # 0 # 1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42:38.453743936</dc:date>
    <meta:editing-duration>PT23M26S</meta:editing-duration>
    <meta:editing-cycles>6</meta:editing-cycles>
    <meta:generator>LibreOffice/6.2.4.2.0$Linux_X86_64 LibreOffice_project/b154c0ac6cf11bc010cb60509e6db2f74a9a9fa3</meta:generator>
  </office:meta>
</office:document-meta>
</file>